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e8a3" officeooo:paragraph-rsid="0014e8a3"/>
    </style:style>
    <style:style style:name="P2" style:family="paragraph" style:parent-style-name="Standard">
      <style:text-properties fo:font-weight="bold" officeooo:rsid="0014e8a3" officeooo:paragraph-rsid="0014e8a3" style:font-weight-asian="bold" style:font-weight-complex="bold"/>
    </style:style>
    <style:style style:name="P3" style:family="paragraph" style:parent-style-name="Standard">
      <style:text-properties fo:font-weight="normal" officeooo:rsid="0014e8a3" officeooo:paragraph-rsid="0014e8a3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 4 POLLS – AMAAN ASLAM</text:p>
      <text:p text:style-name="P1"/>
      <text:p text:style-name="P2">Main Class</text:p>
      <text:p text:style-name="P2"/>
      <text:p text:style-name="P3">import java.io.File;</text:p>
      <text:p text:style-name="P3">import java.io.FileNotFoundException;</text:p>
      <text:p text:style-name="P3">import java.util.HashMap;</text:p>
      <text:p text:style-name="P3">import java.util.Scanner;</text:p>
      <text:p text:style-name="P3"/>
      <text:p text:style-name="P3"/>
      <text:p text:style-name="P3">public class ObserverPattern {</text:p>
      <text:p text:style-name="P3"/>
      <text:p text:style-name="P3"><text:tab/>public static void main(String[] args) throws FileNotFoundException {</text:p>
      <text:p text:style-name="P3"><text:tab/><text:tab/>File myfile = new File("teams.txt");</text:p>
      <text:p text:style-name="P3"><text:tab/><text:tab/>Scanner sc = new Scanner(myfile);</text:p>
      <text:p text:style-name="P3"><text:tab/><text:tab/>String line;</text:p>
      <text:p text:style-name="P3"><text:tab/><text:tab/>HashMap&lt;String, Integer&gt; teams = new HashMap&lt;String, Integer&gt;();</text:p>
      <text:p text:style-name="P3"><text:tab/><text:tab/></text:p>
      <text:p text:style-name="P3"><text:tab/><text:tab/>while(sc.hasNextLine()) {</text:p>
      <text:p text:style-name="P3"><text:tab/><text:tab/><text:tab/>line = sc.nextLine();</text:p>
      <text:p text:style-name="P3"><text:tab/><text:tab/><text:tab/>teams.put(line, 0);</text:p>
      <text:p text:style-name="P3"><text:tab/><text:tab/>}</text:p>
      <text:p text:style-name="P3"><text:tab/><text:tab/>sc.close();</text:p>
      <text:p text:style-name="P3"><text:tab/><text:tab/></text:p>
      <text:p text:style-name="P3"><text:tab/><text:tab/>AssociatedPress ap = new AssociatedPress();</text:p>
      <text:p text:style-name="P3"><text:tab/><text:tab/>USAToday ut = new USAToday();</text:p>
      <text:p text:style-name="P3"><text:tab/><text:tab/>Espn espn = new Espn(ap);</text:p>
      <text:p text:style-name="P3"><text:tab/><text:tab/>Espn espn1 = new Espn(ut);</text:p>
      <text:p text:style-name="P3"><text:tab/><text:tab/>LATimes la1 = new LATimes(ap);</text:p>
      <text:p text:style-name="P3"><text:tab/><text:tab/>LATimes la2 = new LATimes(ut);</text:p>
      <text:p text:style-name="P3"><text:tab/><text:tab/>SportsWeekly sw1 = new SportsWeekly(ap);</text:p>
      <text:p text:style-name="P3"><text:tab/><text:tab/>SportsWeekly sw2 = new SportsWeekly(ut);</text:p>
      <text:p text:style-name="P3"><text:tab/><text:tab/>WashingtonPost wp1 = new WashingtonPost(ap);</text:p>
      <text:p text:style-name="P3"><text:tab/><text:tab/>WashingtonPost wp2 = new WashingtonPost(ut);</text:p>
      <text:p text:style-name="P3"><text:tab/><text:tab/></text:p>
      <text:p text:style-name="P3"><text:tab/><text:tab/>for(int i=0; i&lt;=99; i++) {</text:p>
      <text:p text:style-name="P3"><text:tab/><text:tab/><text:tab/>Voters voter = new Voters();</text:p>
      <text:p text:style-name="P3"><text:tab/><text:tab/><text:tab/>if(i&lt;=40) {</text:p>
      <text:p text:style-name="P3"><text:tab/><text:tab/><text:tab/><text:tab/>voter.addObserver(ap);</text:p>
      <text:p text:style-name="P3"><text:tab/><text:tab/><text:tab/>}</text:p>
      <text:p text:style-name="P3"><text:tab/><text:tab/><text:tab/>else if(i&gt;40 &amp;&amp; i&lt;60) {</text:p>
      <text:p text:style-name="P3"><text:tab/><text:tab/><text:tab/><text:tab/>voter.addObserver(ap);</text:p>
      <text:p text:style-name="P3"><text:tab/><text:tab/><text:tab/><text:tab/>voter.addObserver(ut);</text:p>
      <text:p text:style-name="P3"><text:tab/><text:tab/><text:tab/>}</text:p>
      <text:p text:style-name="P3"><text:tab/><text:tab/><text:tab/>else if(i&gt;=60) {</text:p>
      <text:p text:style-name="P3"><text:tab/><text:tab/><text:tab/><text:tab/>voter.addObserver(ut);</text:p>
      <text:p text:style-name="P3"><text:tab/><text:tab/><text:tab/>}</text:p>
      <text:p text:style-name="P3"><text:tab/><text:tab/><text:tab/></text:p>
      <text:p text:style-name="P3"><text:tab/><text:tab/><text:tab/>voter.getTeams(teams);</text:p>
      <text:p text:style-name="P3"><text:soft-page-break/><text:tab/><text:tab/><text:tab/>voter.setVote(i);</text:p>
      <text:p text:style-name="P3"/>
      <text:p text:style-name="P3"><text:tab/><text:tab/>}</text:p>
      <text:p text:style-name="P3"><text:tab/><text:tab/>ap.countVote();</text:p>
      <text:p text:style-name="P3"><text:tab/><text:tab/>ut.countVote();</text:p>
      <text:p text:style-name="P3"><text:tab/><text:tab/></text:p>
      <text:p text:style-name="P3"><text:tab/>}</text:p>
      <text:p text:style-name="P3"><text:tab/></text:p>
      <text:p text:style-name="P3"/>
      <text:p text:style-name="P3">}</text:p>
      <text:p text:style-name="P3"/>
      <text:p text:style-name="P2">Voter Subject Interface</text:p>
      <text:p text:style-name="P2"/>
      <text:p text:style-name="P3"/>
      <text:p text:style-name="P3">public interface VoterSubject {</text:p>
      <text:p text:style-name="P3"><text:tab/>public void addObserver(PollObserver o);</text:p>
      <text:p text:style-name="P3"><text:tab/>public void notifyObserver(int i);</text:p>
      <text:p text:style-name="P3">}</text:p>
      <text:p text:style-name="P3"/>
      <text:p text:style-name="P2"/>
      <text:p text:style-name="P2"/>
      <text:p text:style-name="P2">Voter Concrete Class</text:p>
      <text:p text:style-name="P2"/>
      <text:p text:style-name="P2"/>
      <text:p text:style-name="P3">import java.util.ArrayList;</text:p>
      <text:p text:style-name="P3">import java.util.HashMap;</text:p>
      <text:p text:style-name="P3"/>
      <text:p text:style-name="P3">public class Voters implements VoterSubject {</text:p>
      <text:p text:style-name="P3"><text:tab/></text:p>
      <text:p text:style-name="P3"><text:tab/>public ArrayList&lt;PollObserver&gt; pollobservers;</text:p>
      <text:p text:style-name="P3"><text:tab/>public int vote;</text:p>
      <text:p text:style-name="P3"><text:tab/>//private String team;</text:p>
      <text:p text:style-name="P3"><text:tab/>public HashMap&lt;String, Integer&gt; onevote = new HashMap&lt;&gt;();</text:p>
      <text:p text:style-name="P3"><text:tab/></text:p>
      <text:p text:style-name="P3"><text:tab/>public Voters() {</text:p>
      <text:p text:style-name="P3"><text:tab/><text:tab/>pollobservers = new ArrayList&lt;PollObserver&gt;();</text:p>
      <text:p text:style-name="P3"><text:tab/>}</text:p>
      <text:p text:style-name="P3"><text:tab/>@Override</text:p>
      <text:p text:style-name="P3"><text:tab/>public void addObserver(PollObserver o) {</text:p>
      <text:p text:style-name="P3"><text:tab/><text:tab/>pollobservers.add(o);</text:p>
      <text:p text:style-name="P3"><text:tab/><text:tab/></text:p>
      <text:p text:style-name="P3"><text:tab/>}</text:p>
      <text:p text:style-name="P3"/>
      <text:p text:style-name="P3"><text:tab/>@Override</text:p>
      <text:p text:style-name="P3"><text:tab/>public void notifyObserver(int i) {</text:p>
      <text:p text:style-name="P3"><text:tab/><text:tab/>for(PollObserver o : pollobservers) {</text:p>
      <text:p text:style-name="P3"><text:tab/><text:tab/><text:tab/>o.update(onevote, i);</text:p>
      <text:p text:style-name="P3"><text:tab/><text:tab/>}</text:p>
      <text:p text:style-name="P3"><text:tab/><text:tab/></text:p>
      <text:p text:style-name="P3"><text:soft-page-break/><text:tab/>}</text:p>
      <text:p text:style-name="P3"><text:tab/></text:p>
      <text:p text:style-name="P3"><text:tab/>public void getTeams(HashMap&lt;String, Integer&gt; onevote) {</text:p>
      <text:p text:style-name="P3"><text:tab/><text:tab/>this.onevote = onevote;</text:p>
      <text:p text:style-name="P3"><text:tab/>}</text:p>
      <text:p text:style-name="P3"><text:tab/></text:p>
      <text:p text:style-name="P3"><text:tab/>public void setVote(int voterCount) {</text:p>
      <text:p text:style-name="P3"><text:tab/><text:tab/>int min = 1;</text:p>
      <text:p text:style-name="P3"><text:tab/><text:tab/>int max = 25;</text:p>
      <text:p text:style-name="P3"><text:tab/><text:tab/>int range = max - min + 1;</text:p>
      <text:p text:style-name="P3"><text:tab/><text:tab/>for(String k : onevote.keySet()) {</text:p>
      <text:p text:style-name="P3"><text:tab/><text:tab/><text:tab/>vote <text:s/>= (int) (Math.random() * range) + min;</text:p>
      <text:p text:style-name="P3"><text:tab/><text:tab/><text:tab/>onevote.put(k, vote);</text:p>
      <text:p text:style-name="P3"><text:tab/><text:tab/>}</text:p>
      <text:p text:style-name="P3"/>
      <text:p text:style-name="P3"><text:tab/><text:tab/>notifyObserver(voterCount);</text:p>
      <text:p text:style-name="P3"><text:tab/><text:tab/></text:p>
      <text:p text:style-name="P3"><text:tab/>}</text:p>
      <text:p text:style-name="P3"/>
      <text:p text:style-name="P3">}</text:p>
      <text:p text:style-name="P3"/>
      <text:p text:style-name="P3"/>
      <text:p text:style-name="P3"/>
      <text:p text:style-name="P2">Poll Observer Interface </text:p>
      <text:p text:style-name="P2"/>
      <text:p text:style-name="P3">import java.util.ArrayList;</text:p>
      <text:p text:style-name="P3">import java.util.HashMap;</text:p>
      <text:p text:style-name="P3"/>
      <text:p text:style-name="P3">public interface PollObserver {</text:p>
      <text:p text:style-name="P3"><text:tab/>public ArrayList&lt;HashMap&lt;String, Integer&gt;&gt; allvoters= new ArrayList&lt;HashMap&lt;String, Integer&gt;&gt;();</text:p>
      <text:p text:style-name="P3"><text:tab/>public void update(HashMap&lt;String , Integer&gt; onevote, int i);</text:p>
      <text:p text:style-name="P3">}</text:p>
      <text:p text:style-name="P3"/>
      <text:p text:style-name="P2">Poll Subject Interface</text:p>
      <text:p text:style-name="P2"/>
      <text:p text:style-name="P3">import java.util.HashMap;</text:p>
      <text:p text:style-name="P3"/>
      <text:p text:style-name="P3">public interface PollSubject {</text:p>
      <text:p text:style-name="P3"><text:tab/>public void addMediaObserver(MediaObserver o);</text:p>
      <text:p text:style-name="P3"><text:tab/>public void notifyMediaObserver();</text:p>
      <text:p text:style-name="P3"><text:tab/></text:p>
      <text:p text:style-name="P3">}</text:p>
      <text:p text:style-name="P3"/>
      <text:p text:style-name="P2">Associated Press Concrete Poll Class </text:p>
      <text:p text:style-name="P2"/>
      <text:p text:style-name="P2"/>
      <text:p text:style-name="P3">import java.util.ArrayList;</text:p>
      <text:p text:style-name="P3">import java.util.HashMap;</text:p>
      <text:p text:style-name="P3"><text:soft-page-break/></text:p>
      <text:p text:style-name="P3">public class AssociatedPress implements PollObserver, PollSubject {</text:p>
      <text:p text:style-name="P3"><text:tab/></text:p>
      <text:p text:style-name="P3"><text:tab/></text:p>
      <text:p text:style-name="P3"><text:tab/>public HashMap&lt;String, Integer&gt; finalVote = new HashMap&lt;&gt;();</text:p>
      <text:p text:style-name="P3"><text:tab/>public ArrayList&lt;MediaObserver&gt; mediaobservers;</text:p>
      <text:p text:style-name="P3"><text:tab/></text:p>
      <text:p text:style-name="P3"><text:tab/>public AssociatedPress() {</text:p>
      <text:p text:style-name="P3"><text:tab/><text:tab/>mediaobservers = new ArrayList&lt;MediaObserver&gt;();</text:p>
      <text:p text:style-name="P3"><text:tab/>}</text:p>
      <text:p text:style-name="P3"><text:tab/></text:p>
      <text:p text:style-name="P3"><text:tab/>@Override</text:p>
      <text:p text:style-name="P3"><text:tab/>public void update(HashMap&lt;String , Integer&gt; onevote, int i) {</text:p>
      <text:p text:style-name="P3"><text:tab/><text:tab/>allvoters.add(i, onevote);</text:p>
      <text:p text:style-name="P3"><text:tab/>}</text:p>
      <text:p text:style-name="P3"><text:tab/></text:p>
      <text:p text:style-name="P3"><text:tab/>public void countVote() {</text:p>
      <text:p text:style-name="P3"><text:tab/><text:tab/></text:p>
      <text:p text:style-name="P3"><text:tab/><text:tab/>finalVote = allvoters.get(0);</text:p>
      <text:p text:style-name="P3"><text:tab/><text:tab/></text:p>
      <text:p text:style-name="P3"><text:tab/><text:tab/>for(int i=1; i&lt;allvoters.size(); i++) {</text:p>
      <text:p text:style-name="P3"><text:tab/><text:tab/><text:tab/>HashMap&lt;String, Integer&gt; temp = allvoters.get(i);</text:p>
      <text:p text:style-name="P3"><text:tab/><text:tab/><text:tab/>for(String k : finalVote.keySet()) {</text:p>
      <text:p text:style-name="P3"><text:tab/><text:tab/><text:tab/><text:tab/>int x = finalVote.get(k) + temp.get(k);</text:p>
      <text:p text:style-name="P3"><text:tab/><text:tab/><text:tab/><text:tab/>finalVote.put(k, x);</text:p>
      <text:p text:style-name="P3"><text:tab/><text:tab/><text:tab/>}</text:p>
      <text:p text:style-name="P3"><text:tab/><text:tab/>}</text:p>
      <text:p text:style-name="P3"><text:tab/><text:tab/></text:p>
      <text:p text:style-name="P3"><text:tab/><text:tab/>int sum = 26;</text:p>
      <text:p text:style-name="P3"><text:tab/><text:tab/>for(String k : finalVote.keySet()) {</text:p>
      <text:p text:style-name="P3"><text:tab/><text:tab/><text:tab/>finalVote.put(k, sum - (int)(Math.random() * ((25 - 1) + 1)) + 1);</text:p>
      <text:p text:style-name="P3"><text:tab/><text:tab/>}</text:p>
      <text:p text:style-name="P3"><text:tab/><text:tab/></text:p>
      <text:p text:style-name="P3"><text:tab/><text:tab/>notifyMediaObserver();</text:p>
      <text:p text:style-name="P3"><text:tab/><text:tab/></text:p>
      <text:p text:style-name="P3"><text:tab/>}</text:p>
      <text:p text:style-name="P3"/>
      <text:p text:style-name="P3"><text:tab/>@Override</text:p>
      <text:p text:style-name="P3"><text:tab/>public void addMediaObserver(MediaObserver o) {</text:p>
      <text:p text:style-name="P3"><text:tab/><text:tab/>mediaobservers.add(o);</text:p>
      <text:p text:style-name="P3"><text:tab/><text:tab/></text:p>
      <text:p text:style-name="P3"><text:tab/>}</text:p>
      <text:p text:style-name="P3"/>
      <text:p text:style-name="P3"><text:tab/>@Override</text:p>
      <text:p text:style-name="P3"><text:tab/>public void notifyMediaObserver() {</text:p>
      <text:p text:style-name="P3"><text:tab/><text:tab/>for(MediaObserver o : mediaobservers) {</text:p>
      <text:p text:style-name="P3"><text:tab/><text:tab/><text:tab/>String pollname = "Associated Press";</text:p>
      <text:p text:style-name="P3"><text:tab/><text:tab/><text:tab/>o.updateFinal(finalVote, pollname);</text:p>
      <text:p text:style-name="P3"><text:tab/><text:tab/>}</text:p>
      <text:p text:style-name="P3"><text:soft-page-break/><text:tab/><text:tab/></text:p>
      <text:p text:style-name="P3"><text:tab/>}</text:p>
      <text:p text:style-name="P3">}</text:p>
      <text:p text:style-name="P3"/>
      <text:p text:style-name="P3"/>
      <text:p text:style-name="P2">USAToday Concrete Poll Class</text:p>
      <text:p text:style-name="P2"/>
      <text:p text:style-name="P2"/>
      <text:p text:style-name="P3">import java.util.ArrayList;</text:p>
      <text:p text:style-name="P3">import java.util.HashMap;</text:p>
      <text:p text:style-name="P3"/>
      <text:p text:style-name="P3">public class USAToday implements PollObserver, PollSubject {</text:p>
      <text:p text:style-name="P3"><text:tab/></text:p>
      <text:p text:style-name="P3"><text:tab/></text:p>
      <text:p text:style-name="P3"><text:tab/>public HashMap&lt;String, Integer&gt; finalVote = new HashMap&lt;&gt;();</text:p>
      <text:p text:style-name="P3"><text:tab/>public ArrayList&lt;MediaObserver&gt; mediaobservers;</text:p>
      <text:p text:style-name="P3"><text:tab/></text:p>
      <text:p text:style-name="P3"><text:tab/>public USAToday() {</text:p>
      <text:p text:style-name="P3"><text:tab/><text:tab/>mediaobservers = new ArrayList&lt;MediaObserver&gt;();</text:p>
      <text:p text:style-name="P3"><text:tab/>}</text:p>
      <text:p text:style-name="P3"><text:tab/></text:p>
      <text:p text:style-name="P3"><text:tab/>@Override</text:p>
      <text:p text:style-name="P3"><text:tab/>public void update(HashMap&lt;String , Integer&gt; onevote, int i) {</text:p>
      <text:p text:style-name="P3"><text:tab/><text:tab/>allvoters.add(i, onevote);</text:p>
      <text:p text:style-name="P3"><text:tab/>}</text:p>
      <text:p text:style-name="P3"><text:tab/></text:p>
      <text:p text:style-name="P3"><text:tab/>public void countVote() {</text:p>
      <text:p text:style-name="P3"><text:tab/><text:tab/></text:p>
      <text:p text:style-name="P3"><text:tab/><text:tab/>finalVote = allvoters.get(0);</text:p>
      <text:p text:style-name="P3"><text:tab/><text:tab/></text:p>
      <text:p text:style-name="P3"><text:tab/><text:tab/>for(int i=1; i&lt;allvoters.size(); i++) {</text:p>
      <text:p text:style-name="P3"><text:tab/><text:tab/><text:tab/>HashMap&lt;String, Integer&gt; temp = allvoters.get(i);</text:p>
      <text:p text:style-name="P3"><text:tab/><text:tab/><text:tab/>for(String k : finalVote.keySet()) {</text:p>
      <text:p text:style-name="P3"><text:tab/><text:tab/><text:tab/><text:tab/>int x = finalVote.get(k) + temp.get(k);</text:p>
      <text:p text:style-name="P3"><text:tab/><text:tab/><text:tab/><text:tab/>finalVote.put(k, x);</text:p>
      <text:p text:style-name="P3"><text:tab/><text:tab/><text:tab/>}</text:p>
      <text:p text:style-name="P3"><text:tab/><text:tab/><text:tab/></text:p>
      <text:p text:style-name="P3"><text:tab/><text:tab/>}</text:p>
      <text:p text:style-name="P3"><text:tab/><text:tab/>int sum = 26;</text:p>
      <text:p text:style-name="P3"><text:tab/><text:tab/>for(String k : finalVote.keySet()) {</text:p>
      <text:p text:style-name="P3"><text:tab/><text:tab/><text:tab/>finalVote.put(k, sum - (int)(Math.random() * ((25 - 1) + 1)) + 1);</text:p>
      <text:p text:style-name="P3"><text:tab/><text:tab/>}</text:p>
      <text:p text:style-name="P3"><text:tab/><text:tab/>notifyMediaObserver();</text:p>
      <text:p text:style-name="P3"><text:tab/><text:tab/></text:p>
      <text:p text:style-name="P3"><text:tab/>}</text:p>
      <text:p text:style-name="P3"/>
      <text:p text:style-name="P3"><text:tab/>@Override</text:p>
      <text:p text:style-name="P3"><text:tab/>public void addMediaObserver(MediaObserver o) {</text:p>
      <text:p text:style-name="P3"><text:tab/><text:tab/>mediaobservers.add(o);</text:p>
      <text:p text:style-name="P3"><text:soft-page-break/><text:tab/><text:tab/></text:p>
      <text:p text:style-name="P3"><text:tab/>}</text:p>
      <text:p text:style-name="P3"/>
      <text:p text:style-name="P3"><text:tab/>@Override</text:p>
      <text:p text:style-name="P3"><text:tab/>public void notifyMediaObserver() {</text:p>
      <text:p text:style-name="P3"><text:tab/><text:tab/>for(MediaObserver o : mediaobservers) {</text:p>
      <text:p text:style-name="P3"><text:tab/><text:tab/><text:tab/>String pollname = "USAToday";</text:p>
      <text:p text:style-name="P3"><text:tab/><text:tab/><text:tab/>o.updateFinal(finalVote, pollname);</text:p>
      <text:p text:style-name="P3"><text:tab/><text:tab/>}</text:p>
      <text:p text:style-name="P3"><text:tab/><text:tab/></text:p>
      <text:p text:style-name="P3"><text:tab/>}</text:p>
      <text:p text:style-name="P3"/>
      <text:p text:style-name="P3">}</text:p>
      <text:p text:style-name="P3"/>
      <text:p text:style-name="P3"/>
      <text:p text:style-name="P2"/>
      <text:p text:style-name="P2">Subscriber Observer Interface</text:p>
      <text:p text:style-name="P2"/>
      <text:p text:style-name="P3">import java.util.HashMap;</text:p>
      <text:p text:style-name="P3"/>
      <text:p text:style-name="P3">public interface MediaObserver {</text:p>
      <text:p text:style-name="P3"><text:tab/>public void updateFinal(HashMap&lt;String, Integer&gt; finalVote, String pollname);</text:p>
      <text:p text:style-name="P3"><text:tab/></text:p>
      <text:p text:style-name="P3">}</text:p>
      <text:p text:style-name="P3"/>
      <text:p text:style-name="P3"/>
      <text:p text:style-name="P3"/>
      <text:p text:style-name="P2">SUBSCRIBERS Concrete Classes - </text:p>
      <text:p text:style-name="P2"/>
      <text:p text:style-name="P2">ESPN</text:p>
      <text:p text:style-name="P3">import java.util.HashMap;</text:p>
      <text:p text:style-name="P3"/>
      <text:p text:style-name="P3">public class Espn implements MediaObserver {</text:p>
      <text:p text:style-name="P3"/>
      <text:p text:style-name="P3"><text:tab/></text:p>
      <text:p text:style-name="P3"><text:tab/>public Espn(PollSubject poll) {</text:p>
      <text:p text:style-name="P3"><text:tab/><text:tab/>poll.addMediaObserver(this);</text:p>
      <text:p text:style-name="P3"><text:tab/>}</text:p>
      <text:p text:style-name="P3"><text:tab/>@Override</text:p>
      <text:p text:style-name="P3"><text:tab/>public void updateFinal(HashMap&lt;String, Integer&gt; finalVote, String pollname) {</text:p>
      <text:p text:style-name="P3"><text:tab/><text:tab/>System.out.println("-----------ESPN-------------\n<text:tab/>"+pollname);</text:p>
      <text:p text:style-name="P3"><text:tab/><text:tab/>for(String keys : finalVote.keySet()) {</text:p>
      <text:p text:style-name="P3"><text:tab/><text:tab/><text:tab/>System.out.println(keys + ":" + finalVote.get(keys));</text:p>
      <text:p text:style-name="P3"><text:tab/><text:tab/>}</text:p>
      <text:p text:style-name="P3"><text:tab/><text:tab/></text:p>
      <text:p text:style-name="P3"><text:tab/>}</text:p>
      <text:p text:style-name="P3"/>
      <text:p text:style-name="P3">}</text:p>
      <text:p text:style-name="P3"/>
      <text:p text:style-name="P2"><text:soft-page-break/>LATimes</text:p>
      <text:p text:style-name="P2"><text:span text:style-name="T1"/></text:p>
      <text:p text:style-name="P2"><text:span text:style-name="T1">import java.util.HashMap;</text:span></text:p>
      <text:p text:style-name="P2"><text:span text:style-name="T1"/></text:p>
      <text:p text:style-name="P2"><text:span text:style-name="T1">public class LATimes implements MediaObserver {</text:span></text:p>
      <text:p text:style-name="P2"><text:span text:style-name="T1"><text:tab/></text:span></text:p>
      <text:p text:style-name="P2"><text:span text:style-name="T1"><text:tab/>public LATimes(PollSubject poll) {</text:span></text:p>
      <text:p text:style-name="P2"><text:span text:style-name="T1"><text:tab/><text:tab/>poll.addMediaObserver(this);</text:span></text:p>
      <text:p text:style-name="P2"><text:span text:style-name="T1"><text:tab/>}</text:span></text:p>
      <text:p text:style-name="P2"><text:span text:style-name="T1"><text:tab/>@Override</text:span></text:p>
      <text:p text:style-name="P2"><text:span text:style-name="T1"><text:tab/>public void updateFinal(HashMap&lt;String, Integer&gt; finalVote, String pollname) {</text:span></text:p>
      <text:p text:style-name="P2"><text:span text:style-name="T1"><text:tab/><text:tab/>System.out.println("-----------LA Times-------------\n<text:tab/>"+pollname);</text:span></text:p>
      <text:p text:style-name="P2"><text:span text:style-name="T1"><text:tab/><text:tab/>for(String keys : finalVote.keySet()) {</text:span></text:p>
      <text:p text:style-name="P2"><text:span text:style-name="T1"><text:tab/><text:tab/><text:tab/>System.out.println(keys + ":" + finalVote.get(keys));</text:span></text:p>
      <text:p text:style-name="P2"><text:span text:style-name="T1"><text:tab/><text:tab/>}</text:span></text:p>
      <text:p text:style-name="P2"><text:span text:style-name="T1"><text:tab/><text:tab/></text:span></text:p>
      <text:p text:style-name="P2"><text:span text:style-name="T1"><text:tab/>}</text:span></text:p>
      <text:p text:style-name="P2"><text:span text:style-name="T1">}</text:span></text:p>
      <text:p text:style-name="P2"><text:span text:style-name="T1"/></text:p>
      <text:p text:style-name="P2">SportsWeekly</text:p>
      <text:p text:style-name="P2"/>
      <text:p text:style-name="P3">import java.util.HashMap;</text:p>
      <text:p text:style-name="P3"/>
      <text:p text:style-name="P3">public class SportsWeekly implements MediaObserver {</text:p>
      <text:p text:style-name="P3"><text:tab/></text:p>
      <text:p text:style-name="P3"><text:tab/>public SportsWeekly(PollSubject poll) {</text:p>
      <text:p text:style-name="P3"><text:tab/><text:tab/>poll.addMediaObserver(this);</text:p>
      <text:p text:style-name="P3"><text:tab/>}</text:p>
      <text:p text:style-name="P3"><text:tab/>@Override</text:p>
      <text:p text:style-name="P3"><text:tab/>public void updateFinal(HashMap&lt;String, Integer&gt; finalVote, String pollname) {</text:p>
      <text:p text:style-name="P3"><text:tab/><text:tab/>System.out.println("-----------Sports Weekly-------------\n<text:tab/>"+pollname);</text:p>
      <text:p text:style-name="P3"><text:tab/><text:tab/>for(String keys : finalVote.keySet()) {</text:p>
      <text:p text:style-name="P3"><text:tab/><text:tab/><text:tab/>System.out.println(keys + ":" + finalVote.get(keys));</text:p>
      <text:p text:style-name="P3"><text:tab/><text:tab/>}</text:p>
      <text:p text:style-name="P3"><text:tab/><text:tab/></text:p>
      <text:p text:style-name="P3"><text:tab/>}</text:p>
      <text:p text:style-name="P3">}</text:p>
      <text:p text:style-name="P3"/>
      <text:p text:style-name="P2">WashingtonPost</text:p>
      <text:p text:style-name="P2"/>
      <text:p text:style-name="P3">import java.util.HashMap;</text:p>
      <text:p text:style-name="P3"/>
      <text:p text:style-name="P3">public class WashingtonPost implements MediaObserver {</text:p>
      <text:p text:style-name="P3"><text:tab/>public WashingtonPost(PollSubject poll) {</text:p>
      <text:p text:style-name="P3"><text:tab/><text:tab/>poll.addMediaObserver(this);</text:p>
      <text:p text:style-name="P3"><text:tab/>}</text:p>
      <text:p text:style-name="P3"><text:tab/>@Override</text:p>
      <text:p text:style-name="P3"><text:tab/>public void updateFinal(HashMap&lt;String, Integer&gt; finalVote, String pollname) {</text:p>
      <text:p text:style-name="P3"><text:tab/><text:tab/>System.out.println("-----------Washington Post-------------\n<text:tab/>"+pollname);</text:p>
      <text:p text:style-name="P3"><text:soft-page-break/><text:tab/><text:tab/>for(String keys : finalVote.keySet()) {</text:p>
      <text:p text:style-name="P3"><text:tab/><text:tab/><text:tab/>System.out.println(keys + ":" + finalVote.get(keys));</text:p>
      <text:p text:style-name="P3"><text:tab/><text:tab/>}</text:p>
      <text:p text:style-name="P3"><text:tab/><text:tab/></text:p>
      <text:p text:style-name="P3"><text:tab/>}</text:p>
      <text:p text:style-name="P3">}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5:50:40.298975601</meta:creation-date>
    <dc:date>2018-10-31T15:58:19.586776542</dc:date>
    <meta:editing-duration>PT7M47S</meta:editing-duration>
    <meta:editing-cycles>1</meta:editing-cycles>
    <meta:document-statistic meta:table-count="0" meta:image-count="0" meta:object-count="0" meta:page-count="8" meta:paragraph-count="286" meta:word-count="757" meta:character-count="6710" meta:non-whitespace-character-count="5784"/>
    <meta:generator>LibreOffice/6.0.6.2$Linux_X86_64 LibreOffice_project/00m0$Build-2</meta:generator>
  </office:meta>
</office:document-meta>
</file>